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87b06" officeooo:paragraph-rsid="00187b06"/>
    </style:style>
    <style:style style:name="P2" style:family="paragraph" style:parent-style-name="Standard">
      <style:text-properties officeooo:rsid="00187b06" officeooo:paragraph-rsid="00187b06"/>
    </style:style>
    <style:style style:name="P3" style:family="paragraph" style:parent-style-name="Standard">
      <style:text-properties style:text-underline-style="solid" style:text-underline-width="auto" style:text-underline-color="font-color" officeooo:rsid="001c50ba" officeooo:paragraph-rsid="001c50ba"/>
    </style:style>
    <style:style style:name="P4" style:family="paragraph" style:parent-style-name="Standard">
      <style:text-properties style:text-underline-style="solid" style:text-underline-width="auto" style:text-underline-color="font-color" officeooo:rsid="001d1f6b" officeooo:paragraph-rsid="001d1f6b"/>
    </style:style>
    <style:style style:name="P5" style:family="paragraph" style:parent-style-name="Standard">
      <style:text-properties style:text-underline-style="solid" style:text-underline-width="auto" style:text-underline-color="font-color" officeooo:rsid="00245b18" officeooo:paragraph-rsid="00245b18"/>
    </style:style>
    <style:style style:name="P6" style:family="paragraph" style:parent-style-name="Standard">
      <style:text-properties style:text-underline-style="solid" style:text-underline-width="auto" style:text-underline-color="font-color" officeooo:rsid="00187b06" officeooo:paragraph-rsid="00187b06"/>
    </style:style>
    <style:style style:name="P7" style:family="paragraph" style:parent-style-name="Standard">
      <style:text-properties style:text-underline-style="solid" style:text-underline-width="auto" style:text-underline-color="font-color" officeooo:rsid="0027591e" officeooo:paragraph-rsid="0027591e"/>
    </style:style>
    <style:style style:name="P8" style:family="paragraph" style:parent-style-name="Standard">
      <style:text-properties style:text-underline-style="solid" style:text-underline-width="auto" style:text-underline-color="font-color" officeooo:rsid="00289c3d" officeooo:paragraph-rsid="00289c3d"/>
    </style:style>
    <style:style style:name="P9" style:family="paragraph" style:parent-style-name="Standard">
      <style:text-properties style:text-underline-style="solid" style:text-underline-width="auto" style:text-underline-color="font-color" officeooo:rsid="002b3eec" officeooo:paragraph-rsid="002b3eec"/>
    </style:style>
    <style:style style:name="P10" style:family="paragraph" style:parent-style-name="Standard">
      <style:text-properties style:text-underline-style="solid" style:text-underline-width="auto" style:text-underline-color="font-color" officeooo:rsid="002d3df2" officeooo:paragraph-rsid="002d3df2"/>
    </style:style>
    <style:style style:name="P11" style:family="paragraph" style:parent-style-name="Standard">
      <style:text-properties style:text-underline-style="solid" style:text-underline-width="auto" style:text-underline-color="font-color" officeooo:rsid="002ef9c2" officeooo:paragraph-rsid="002ef9c2"/>
    </style:style>
    <style:style style:name="P12" style:family="paragraph" style:parent-style-name="Standard">
      <style:text-properties style:text-underline-style="solid" style:text-underline-width="auto" style:text-underline-color="font-color" officeooo:rsid="002f284b" officeooo:paragraph-rsid="002f284b"/>
    </style:style>
    <style:style style:name="P13" style:family="paragraph" style:parent-style-name="Standard">
      <style:text-properties style:text-underline-style="none" officeooo:rsid="001c50ba" officeooo:paragraph-rsid="001c50ba"/>
    </style:style>
    <style:style style:name="P14" style:family="paragraph" style:parent-style-name="Standard">
      <style:text-properties style:text-underline-style="none" officeooo:rsid="00237d92" officeooo:paragraph-rsid="0021830d"/>
    </style:style>
    <style:style style:name="P15" style:family="paragraph" style:parent-style-name="Standard">
      <style:text-properties style:text-underline-style="none" officeooo:rsid="00245b18" officeooo:paragraph-rsid="00245b18"/>
    </style:style>
    <style:style style:name="P16" style:family="paragraph" style:parent-style-name="Standard">
      <style:text-properties style:text-underline-style="none" officeooo:rsid="00260a5b" officeooo:paragraph-rsid="00260a5b"/>
    </style:style>
    <style:style style:name="P17" style:family="paragraph" style:parent-style-name="Standard">
      <style:text-properties style:text-underline-style="none" officeooo:rsid="0029f02d" officeooo:paragraph-rsid="0029f02d"/>
    </style:style>
    <style:style style:name="P18" style:family="paragraph" style:parent-style-name="Standard" style:list-style-name="L1">
      <style:text-properties officeooo:rsid="001d1f6b" officeooo:paragraph-rsid="001d1f6b"/>
    </style:style>
    <style:style style:name="P19" style:family="paragraph" style:parent-style-name="Standard" style:list-style-name="List_20_1">
      <style:text-properties style:text-underline-style="none" officeooo:rsid="001d1f6b" officeooo:paragraph-rsid="001d1f6b"/>
    </style:style>
    <style:style style:name="P20" style:family="paragraph" style:parent-style-name="Standard" style:list-style-name="List_20_1">
      <style:text-properties style:text-underline-style="none" officeooo:rsid="001d5262" officeooo:paragraph-rsid="001d5262"/>
    </style:style>
    <style:style style:name="P21" style:family="paragraph" style:parent-style-name="Standard" style:list-style-name="List_20_1">
      <style:text-properties style:text-underline-style="none" officeooo:rsid="001d9a73" officeooo:paragraph-rsid="001d9a73"/>
    </style:style>
    <style:style style:name="P22" style:family="paragraph" style:parent-style-name="Standard" style:list-style-name="Numbering_20_ivx">
      <style:text-properties style:text-underline-style="none" officeooo:rsid="001d9a73" officeooo:paragraph-rsid="001d9a73"/>
    </style:style>
    <style:style style:name="P23" style:family="paragraph" style:parent-style-name="Standard" style:list-style-name="Numbering_20_ivx">
      <style:text-properties style:text-underline-style="none" officeooo:rsid="001eb74e" officeooo:paragraph-rsid="001eb74e"/>
    </style:style>
    <style:style style:name="P24" style:family="paragraph" style:parent-style-name="Standard" style:list-style-name="Numbering_20_ivx">
      <style:text-properties style:text-underline-style="none" officeooo:rsid="001fb858" officeooo:paragraph-rsid="001fb858"/>
    </style:style>
    <style:style style:name="P25" style:family="paragraph" style:parent-style-name="Standard" style:list-style-name="List_20_1">
      <style:text-properties style:text-underline-style="none" officeooo:rsid="00245b18" officeooo:paragraph-rsid="00245b18"/>
    </style:style>
    <style:style style:name="P26" style:family="paragraph" style:parent-style-name="Standard" style:list-style-name="List_20_1">
      <style:text-properties style:text-underline-style="none" officeooo:rsid="00260a5b" officeooo:paragraph-rsid="00260a5b"/>
    </style:style>
    <style:style style:name="P27" style:family="paragraph" style:parent-style-name="Standard" style:list-style-name="List_20_1">
      <style:text-properties style:text-underline-style="none" officeooo:rsid="00289c3d" officeooo:paragraph-rsid="00289c3d"/>
    </style:style>
    <style:style style:name="P28" style:family="paragraph" style:parent-style-name="Standard">
      <style:text-properties style:text-underline-style="none" officeooo:rsid="002d3df2" officeooo:paragraph-rsid="002b3eec"/>
    </style:style>
    <style:style style:name="P29" style:family="paragraph" style:parent-style-name="Standard" style:list-style-name="List_20_1">
      <style:text-properties style:text-underline-style="none" officeooo:rsid="002f284b" officeooo:paragraph-rsid="002f284b"/>
    </style:style>
    <style:style style:name="P30" style:family="paragraph" style:parent-style-name="Standard" style:list-style-name="List_20_1">
      <style:text-properties style:text-underline-style="none" officeooo:rsid="002f4ab8" officeooo:paragraph-rsid="002f4ab8"/>
    </style:style>
    <style:style style:name="P31" style:family="paragraph" style:parent-style-name="Standard" style:list-style-name="List_20_1">
      <style:text-properties style:text-underline-style="none" officeooo:rsid="002f9ec1" officeooo:paragraph-rsid="002f9ec1"/>
    </style:style>
    <style:style style:name="P32" style:family="paragraph" style:parent-style-name="Standard" style:list-style-name="Numbering_20_ivx">
      <style:text-properties officeooo:rsid="001eb74e" officeooo:paragraph-rsid="001eb74e"/>
    </style:style>
    <style:style style:name="P33" style:family="paragraph" style:parent-style-name="Standard" style:list-style-name="List_20_1">
      <style:text-properties officeooo:rsid="0021830d" officeooo:paragraph-rsid="0021830d"/>
    </style:style>
    <style:style style:name="P34" style:family="paragraph" style:parent-style-name="Standard" style:list-style-name="List_20_1">
      <style:text-properties style:text-underline-style="solid" style:text-underline-width="auto" style:text-underline-color="font-color" officeooo:rsid="0029f02d" officeooo:paragraph-rsid="0029f02d"/>
    </style:style>
    <style:style style:name="P35" style:family="paragraph" style:parent-style-name="Standard" style:list-style-name="List_20_1">
      <style:text-properties style:text-underline-style="solid" style:text-underline-width="auto" style:text-underline-color="font-color" officeooo:rsid="002d3df2" officeooo:paragraph-rsid="002d3df2"/>
    </style:style>
    <style:style style:name="P36" style:family="paragraph" style:parent-style-name="Standard" style:list-style-name="List_20_1">
      <style:text-properties style:text-underline-style="solid" style:text-underline-width="auto" style:text-underline-color="font-color" officeooo:rsid="002d64c0" officeooo:paragraph-rsid="002d64c0"/>
    </style:style>
    <style:style style:name="P37" style:family="paragraph" style:parent-style-name="Standard" style:list-style-name="List_20_1">
      <style:text-properties style:text-underline-style="solid" style:text-underline-width="auto" style:text-underline-color="font-color" officeooo:rsid="002b3eec" officeooo:paragraph-rsid="002b3ee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fb858"/>
    </style:style>
    <style:style style:name="T4" style:family="text">
      <style:text-properties style:text-underline-style="none" officeooo:rsid="00237d92"/>
    </style:style>
    <style:style style:name="T5" style:family="text">
      <style:text-properties style:text-underline-style="none" officeooo:rsid="002ba1b3"/>
    </style:style>
    <style:style style:name="T6" style:family="text">
      <style:text-properties style:text-underline-style="none" officeooo:rsid="002d3df2"/>
    </style:style>
    <style:style style:name="T7" style:family="text">
      <style:text-properties style:text-underline-style="none" officeooo:rsid="002d64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>Feb/27-Chapter 6:</text:p>
      <text:p text:style-name="P6"/>
      <text:p text:style-name="P2"><text:span text:style-name="T1">Activation Record:</text:span> A contiguous section of memory which stores data used by the frame</text:p>
      <text:list xml:id="list972263310" text:style-name="L1">
        <text:list-item>
          <text:p text:style-name="P18">Hold intermediate/temp values.</text:p>
        </text:list-item>
        <text:list-item>
          <text:p text:style-name="P18">When a function is left, the activation record is deleted.</text:p>
        </text:list-item>
      </text:list>
      <text:p text:style-name="P2"/>
      <text:p text:style-name="P3">Abstract Data Structure:<text:span text:style-name="T2"> The visualization of crazy data structures. ie, stack, queue linked list</text:span></text:p>
      <text:p text:style-name="P13"/>
      <text:p text:style-name="P4">Stacks:</text:p>
      <text:list xml:id="list101663764" text:style-name="List_20_1">
        <text:list-item>
          <text:p text:style-name="P19">Abstract data type</text:p>
        </text:list-item>
        <text:list-item>
          <text:p text:style-name="P19">Operations interact with the top element only</text:p>
        </text:list-item>
        <text:list-item>
          <text:p text:style-name="P19">FILO – First In Last Out </text:p>
        </text:list-item>
        <text:list-item>
          <text:p text:style-name="P20">Great for using to reverse strings and arrays</text:p>
        </text:list-item>
        <text:list-item>
          <text:p text:style-name="P21">Some Opperators:</text:p>
        </text:list-item>
      </text:list>
      <text:list xml:id="list3019021517" text:style-name="Numbering_20_ivx">
        <text:list-item>
          <text:list>
            <text:list-item>
              <text:p text:style-name="P22">int .size() - # of things inside</text:p>
            </text:list-item>
            <text:list-item>
              <text:p text:style-name="P22">E .top() - Reference to the object on top, or null if empty</text:p>
            </text:list-item>
            <text:list-item>
              <text:p text:style-name="P23">Boolean .isEmpty() - Tells ya if its empty</text:p>
            </text:list-item>
            <text:list-item>
              <text:p text:style-name="P32"><text:span text:style-name="T2">void/E .pop() - </text:span><text:span text:style-name="T3">pulls the thing out of the top of the stack</text:span></text:p>
            </text:list-item>
            <text:list-item>
              <text:p text:style-name="P24">void/E .push(obj) - adds something to the stack </text:p>
            </text:list-item>
          </text:list>
        </text:list-item>
      </text:list>
      <text:list xml:id="list172160039151234" text:continue-list="list101663764" text:style-name="List_20_1">
        <text:list-item>
          <text:p text:style-name="P33"><text:span text:style-name="T2">There is an implementation of the stack in Java: java.util.Stack; </text:span><text:span text:style-name="T4">Stack&lt;E&gt; S = new Stack();</text:span></text:p>
        </text:list-item>
      </text:list>
      <text:p text:style-name="P14"/>
      <text:p text:style-name="P5">Queues:</text:p>
      <text:list xml:id="list172160163987127" text:continue-numbering="true" text:style-name="List_20_1">
        <text:list-item>
          <text:p text:style-name="P25">FIFO – First In First Out</text:p>
        </text:list-item>
        <text:list-item>
          <text:p text:style-name="P25">instead of push and pop, use enqueue and dequeue</text:p>
        </text:list-item>
        <text:list-item>
          <text:p text:style-name="P26">When added, goes to end. When removed, come from top.</text:p>
        </text:list-item>
      </text:list>
      <text:p text:style-name="P15"/>
      <text:p text:style-name="P5">Dequeue:</text:p>
      <text:list xml:id="list172158416673737" text:continue-numbering="true" text:style-name="List_20_1">
        <text:list-item>
          <text:p text:style-name="P25">Like a queue, but the end can be accessed as well</text:p>
        </text:list-item>
      </text:list>
      <text:p text:style-name="P15"/>
      <text:p text:style-name="P16"/>
      <text:p text:style-name="P7">March/05 – Chapter 6:</text:p>
      <text:p text:style-name="P7"/>
      <text:p text:style-name="P8">Lists:</text:p>
      <text:list xml:id="list172158876954194" text:continue-numbering="true" text:style-name="List_20_1">
        <text:list-item>
          <text:p text:style-name="P27">Array - “Random Access”, O(n) insert/delete</text:p>
        </text:list-item>
        <text:list-item>
          <text:p text:style-name="P27">Linked-Lists – O(1) insert/delete, not random access</text:p>
        </text:list-item>
        <text:list-item>
          <text:p text:style-name="P34"><text:span text:style-name="T2">In Java, vectors were designed for multi threading, so they have a large overhead. ArrayLists act like vectors, but are not </text:span><text:span text:style-name="T5">synchronized</text:span><text:span text:style-name="T2">, so they are much faster in light applications.</text:span></text:p>
        </text:list-item>
      </text:list>
      <text:p text:style-name="P17"/>
      <text:p text:style-name="P10">Positional List:</text:p>
      <text:list xml:id="list172158687788085" text:continue-numbering="true" text:style-name="List_20_1">
        <text:list-item>
          <text:p text:style-name="P35"><text:span text:style-name="T2">Like a list, but with no indexing, </text:span><text:span text:style-name="T7">indicates a relative position next to some element</text:span></text:p>
        </text:list-item>
        <text:list-item>
          <text:p text:style-name="P36"><text:span text:style-name="T7">T</text:span><text:span text:style-name="T2">ell it a thing to sit next to instead of an index</text:span></text:p>
        </text:list-item>
      </text:list>
      <text:p text:style-name="P9">Amortization:</text:p>
      <text:list xml:id="list172158631201763" text:continue-numbering="true" text:style-name="List_20_1">
        <text:list-item>
          <text:p text:style-name="P37"><text:span text:style-name="T2">Doing more work now so future work is easier – </text:span><text:span text:style-name="T6">will get future examples </text:span></text:p>
        </text:list-item>
      </text:list>
      <text:p text:style-name="P28"/>
      <text:p text:style-name="P28"/>
      <text:p text:style-name="P28"/>
      <text:p text:style-name="P28"><text:soft-page-break/></text:p>
      <text:p text:style-name="P11">March/10 – Chapter 6:</text:p>
      <text:p text:style-name="P12"/>
      <text:p text:style-name="P12">Iterators:</text:p>
      <text:list xml:id="list172159543282761" text:continue-numbering="true" text:style-name="List_20_1">
        <text:list-item>
          <text:p text:style-name="P29">Just like pointers, but with some restrictions</text:p>
        </text:list-item>
        <text:list-item>
          <text:p text:style-name="P29">Allow iteration through all values of a list without going out of bounds (for-each loop!)</text:p>
        </text:list-item>
        <text:list-item>
          <text:p text:style-name="P30">Iterator &lt;type&gt; it = somelist.iterator(); Now have an iterator pointing at the first element in the list.</text:p>
        </text:list-item>
        <text:list-item>
          <text:p text:style-name="P31">The class handles its own iterator, implement it in the class declaration.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736in" fo:text-indent="-0.1209in" fo:margin-left="0.77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92in" fo:text-indent="-0.3937in" fo:margin-left="1.04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3252in" fo:text-indent="-0.2756in" fo:margin-left="1.32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374in" fo:text-indent="-0.1555in" fo:margin-left="1.03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1929in" fo:text-indent="-0.1555in" fo:margin-left="1.19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3484in" fo:text-indent="-0.1555in" fo:margin-left="1.34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043in" fo:text-indent="-0.1555in" fo:margin-left="1.50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6598in" fo:text-indent="-0.1555in" fo:margin-left="1.6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8154in" fo:text-indent="-0.1555in" fo:margin-left="1.81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9709in" fo:text-indent="-0.1555in" fo:margin-left="1.97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075in" fo:text-indent="-0.1575in" fo:margin-left="0.40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5654in" fo:text-indent="-0.1575in" fo:margin-left="0.56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722in" fo:text-indent="-0.1575in" fo:margin-left="0.72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8799in" fo:text-indent="-0.1575in" fo:margin-left="0.87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0374in" fo:text-indent="-0.1575in" fo:margin-left="1.03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1953in" fo:text-indent="-0.1575in" fo:margin-left="1.19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352in" fo:text-indent="-0.1575in" fo:margin-left="1.35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5098in" fo:text-indent="-0.1575in" fo:margin-left="1.5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6673in" fo:text-indent="-0.1575in" fo:margin-left="1.66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8252in" fo:text-indent="-0.1575in" fo:margin-left="1.82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87b06" officeooo:paragraph-rsid="00187b0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ome CompSci Notes 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7T15:40:06.307882751</meta:creation-date>
    <meta:editing-duration>PT2H34M25S</meta:editing-duration>
    <meta:editing-cycles>24</meta:editing-cycles>
    <meta:generator>LibreOffice/6.3.4.2$Linux_X86_64 LibreOffice_project/30$Build-2</meta:generator>
    <dc:date>2020-03-10T16:25:24.538414764</dc:date>
    <meta:document-statistic meta:table-count="0" meta:image-count="0" meta:object-count="0" meta:page-count="2" meta:paragraph-count="40" meta:word-count="344" meta:character-count="1906" meta:non-whitespace-character-count="1619"/>
  </office:meta>
</office:document-meta>
</file>